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nership_5f_membership_5f_OGP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nership_membership_OGP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nership_5f_membership_5f_OGP_5f_2015.csv" style:display-name="PageStyle_Governance_Open_Government_Partnership_membership_OGP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